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99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0.416cm"/>
    </style:style>
    <style:style style:name="co8" style:family="table-column">
      <style:table-column-properties fo:break-before="auto" style:column-width="0.3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um.ofTrades</text:p>
          </table:table-cell>
          <table:table-cell office:value-type="string" calcext:value-type="string">
            <text:p>Num.ofTradesAllowed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OptimizedProf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/abgar/btc/1.csv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0.68" calcext:value-type="float">
            <text:p>1870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ata/abgar/btc/2.csv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314.68" calcext:value-type="float">
            <text:p>2314.68</text:p>
          </table:table-cell>
          <table:table-cell office:value-type="float" office:value="1924.01" calcext:value-type="float">
            <text:p>1924.01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ata/abgar/btc/4.csv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8.02" calcext:value-type="float">
            <text:p>1478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ata/abgar/btc/1.csv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70.68" calcext:value-type="float">
            <text:p>1870.68</text:p>
          </table:table-cell>
          <table:table-cell office:value-type="float" office:value="196.6" calcext:value-type="float">
            <text:p>196.6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ata/abgar/btc/2.csv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14.68" calcext:value-type="float">
            <text:p>2314.68</text:p>
          </table:table-cell>
          <table:table-cell office:value-type="float" office:value="-139.32" calcext:value-type="float">
            <text:p>-139.32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ata/abgar/btc/4.csv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78.02" calcext:value-type="float">
            <text:p>1478.02</text:p>
          </table:table-cell>
          <table:table-cell office:value-type="float" office:value="188.83" calcext:value-type="float">
            <text:p>188.83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ta/abgar/rts/2.csv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248" calcext:value-type="float">
            <text:p>17248</text:p>
          </table:table-cell>
          <table:table-cell office:value-type="float" office:value="-2058" calcext:value-type="float">
            <text:p>-2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/abgar/rts/3.csv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8368" calcext:value-type="float">
            <text:p>-8368</text:p>
          </table:table-cell>
          <table:table-cell office:value-type="float" office:value="3716" calcext:value-type="float">
            <text:p>3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/abgar/rts/4.csv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852" calcext:value-type="float">
            <text:p>-4852</text:p>
          </table:table-cell>
          <table:table-cell office:value-type="float" office:value="-854" calcext:value-type="float">
            <text:p>-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/abgar/si/2.csv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/abgar/si/3.csv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/abgar/si/4.csv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ta/ivan/tr_decis_n_0_e_288.csv</text:p>
          </table:table-cell>
          <table:table-cell office:value-type="float" office:value="125" calcext:value-type="float">
            <text:p>12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61.54" calcext:value-type="float">
            <text:p>461.54</text:p>
          </table:table-cell>
          <table:table-cell office:value-type="float" office:value="601.68" calcext:value-type="float">
            <text:p>601.68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ata/ivan/tr_decis_n_0_e_288.csv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61.54" calcext:value-type="float">
            <text:p>461.54</text:p>
          </table:table-cell>
          <table:table-cell office:value-type="float" office:value="578.19" calcext:value-type="float">
            <text:p>578.19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ata/ivan/tr_decis_n_0_e_330.csv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-369.98" calcext:value-type="float">
            <text:p>-369.98</text:p>
          </table:table-cell>
          <table:table-cell office:value-type="float" office:value="-305.23" calcext:value-type="float">
            <text:p>-305.2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ata/ivan/tr_decis_n_0_e_369.csv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3.08" calcext:value-type="float">
            <text:p>-583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ata/ivan/tr_decis_n_1_e_491.csv</text:p>
          </table:table-cell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29.16" calcext:value-type="float">
            <text:p>1229.16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ata/ivan/tr_decis_n_1_e_497.csv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63.7" calcext:value-type="float">
            <text:p>163.7</text:p>
          </table:table-cell>
          <table:table-cell office:value-type="float" office:value="-186.07" calcext:value-type="float">
            <text:p>-186.07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ata/ivan/tr_decis_n_2_e_266.csv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59.84" calcext:value-type="float">
            <text:p>1959.84</text:p>
          </table:table-cell>
          <table:table-cell office:value-type="float" office:value="2170.9" calcext:value-type="float">
            <text:p>2170.9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ata/ivan/tr_decis_n_0_e_288.csv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1.54" calcext:value-type="float">
            <text:p>461.54</text:p>
          </table:table-cell>
          <table:table-cell office:value-type="float" office:value="-773.91" calcext:value-type="float">
            <text:p>-773.9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ata/ivan/tr_decis_n_0_e_330.csv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-369.98" calcext:value-type="float">
            <text:p>-369.98</text:p>
          </table:table-cell>
          <table:table-cell office:value-type="float" office:value="368.14" calcext:value-type="float">
            <text:p>368.14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ata/ivan/tr_decis_n_0_e_369.csv</text:p>
          </table:table-cell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583.08" calcext:value-type="float">
            <text:p>-583.08</text:p>
          </table:table-cell>
          <table:table-cell office:value-type="float" office:value="-468.7" calcext:value-type="float">
            <text:p>-468.7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ata/ivan/tr_decis_n_1_e_491.csv</text:p>
          </table:table-cell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29.16" calcext:value-type="float">
            <text:p>1229.16</text:p>
          </table:table-cell>
          <table:table-cell office:value-type="float" office:value="159.99" calcext:value-type="float">
            <text:p>159.99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ata/ivan/tr_decis_n_1_e_497.csv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3.7" calcext:value-type="float">
            <text:p>163.7</text:p>
          </table:table-cell>
          <table:table-cell office:value-type="float" office:value="-101.07" calcext:value-type="float">
            <text:p>-101.07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ata/ivan/tr_decis_n_2_e_266.csv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59.84" calcext:value-type="float">
            <text:p>1959.84</text:p>
          </table:table-cell>
          <table:table-cell office:value-type="float" office:value="1723.2" calcext:value-type="float">
            <text:p>1723.2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ata/ivan/tr_decis_n_2_e_346.csv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395.4" calcext:value-type="float">
            <text:p>-1395.4</text:p>
          </table:table-cell>
          <table:table-cell office:value-type="float" office:value="60.05" calcext:value-type="float">
            <text:p>60.05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ata/ivan/tr_decis_n_2_e_393.csv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6.5" calcext:value-type="float">
            <text:p>1806.5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ata/ivan/tr_decis_n_3_e_390.csv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290.36" calcext:value-type="float">
            <text:p>-290.36</text:p>
          </table:table-cell>
          <table:table-cell office:value-type="float" office:value="107.37" calcext:value-type="float">
            <text:p>107.37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ata/ivan/tr_decis_n_3_e_446.csv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322.42" calcext:value-type="float">
            <text:p>-322.42</text:p>
          </table:table-cell>
          <table:table-cell office:value-type="float" office:value="337.24" calcext:value-type="float">
            <text:p>337.24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ata/ivan/tr_decis_n_3_e_487.csv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83.04" calcext:value-type="float">
            <text:p>383.04</text:p>
          </table:table-cell>
          <table:table-cell office:value-type="float" office:value="-53.2" calcext:value-type="float">
            <text:p>-53.2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ata/ivan/tr_decis_n_2_e_346.csv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395.4" calcext:value-type="float">
            <text:p>-1395.4</text:p>
          </table:table-cell>
          <table:table-cell office:value-type="float" office:value="294.6" calcext:value-type="float">
            <text:p>294.6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ata/ivan/tr_decis_n_2_e_393.csv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06.5" calcext:value-type="float">
            <text:p>1806.5</text:p>
          </table:table-cell>
          <table:table-cell office:value-type="float" office:value="-22.9" calcext:value-type="float">
            <text:p>-22.9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ata/ivan/tr_decis_n_3_e_390.csv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290.36" calcext:value-type="float">
            <text:p>-290.36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ata/ivan/tr_decis_n_3_e_446.csv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322.42" calcext:value-type="float">
            <text:p>-322.42</text:p>
          </table:table-cell>
          <table:table-cell office:value-type="float" office:value="-101" calcext:value-type="float">
            <text:p>-10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ata/ivan/tr_decis_n_3_e_487.csv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3.04" calcext:value-type="float">
            <text:p>383.04</text:p>
          </table:table-cell>
          <table:table-cell office:value-type="float" office:value="118.8" calcext:value-type="float">
            <text:p>118.8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table:number-columns-repeated="5"/>
          <table:table-cell office:value-type="float" office:value="6546.62" calcext:value-type="float">
            <text:p>6546.62</text:p>
          </table:table-cell>
          <table:table-cell office:value-type="float" office:value="4656.48" calcext:value-type="float">
            <text:p>4656.4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042.54" calcext:value-type="float">
            <text:p>3042.54</text:p>
          </table:table-cell>
          <table:table-cell office:value-type="float" office:value="1279.35" calcext:value-type="float">
            <text:p>1279.35</text:p>
          </table:table-cell>
          <table:table-cell/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5"/>
          <table:table-cell office:value-type="float" office:value="3504.08" calcext:value-type="float">
            <text:p>3504.08</text:p>
          </table:table-cell>
          <table:table-cell office:value-type="float" office:value="3377.13" calcext:value-type="float">
            <text:p>3377.13</text:p>
          </table:table-cell>
          <table:table-cell/>
          <table:table-cell office:value-type="string" calcext:value-type="string">
            <text:p>r</text:p>
          </table:table-cell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 office:value-type="string" calcext:value-type="string">
            <text:p>Проблемы и предложения:</text:p>
          </table:table-cell>
        </table:table-row>
        <table:table-row table:style-name="ro1">
          <table:table-cell office:value-type="string" calcext:value-type="string">
            <text:p>1. Малое число сделок: два бина с весами, два бина с большим количеством моделей.</text:p>
          </table:table-cell>
        </table:table-row>
        <table:table-row table:style-name="ro1">
          <table:table-cell office:value-type="string" calcext:value-type="string">
            <text:p>2. Фильтровать по крайнему “плохому” бину.</text:p>
          </table:table-cell>
        </table:table-row>
        <table:table-row table:style-name="ro1">
          <table:table-cell office:value-type="string" calcext:value-type="string">
            <text:p>3. Проблема с определением минимально допустимой сделки и вытекающего из нее числа бинов.</text:p>
          </table:table-cell>
        </table:table-row>
        <table:table-row table:style-name="ro1">
          <table:table-cell office:value-type="string" calcext:value-type="string">
            <text:p>4. Обучать только на “хороший” вход.</text:p>
          </table:table-cell>
        </table:table-row>
        <table:table-row table:style-name="ro1">
          <table:table-cell office:value-type="string" calcext:value-type="string">
            <text:p>5. Только LONG или только SHORT.</text:p>
          </table:table-cell>
        </table:table-row>
        <table:table-row table:style-name="ro1">
          <table:table-cell office:value-type="string" calcext:value-type="string">
            <text:p>6. Сети Ивана смотреть не только сделки, но и сигналы подтверждения открытой сделки.</text:p>
          </table:table-cell>
        </table:table-row>
        <table:table-row table:style-name="ro1">
          <table:table-cell office:value-type="string" calcext:value-type="string">
            <text:p>7. Считать статистики после фильтрации.</text:p>
          </table:table-cell>
        </table:table-row>
        <table:table-row table:style-name="ro1">
          <table:table-cell office:value-type="string" calcext:value-type="string">
            <text:p>8. Считать статистики с временным сдвигом.</text:p>
          </table:table-cell>
        </table:table-row>
        <table:table-row table:style-name="ro1">
          <table:table-cell office:value-type="string" calcext:value-type="string">
            <text:p>9. Фильтровать со сдвигом по времени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1T17:04:47.043085749</dc:date>
    <meta:generator>LibreOffice/4.2.8.2$Linux_X86_64 LibreOffice_project/420m0$Build-2</meta:generator>
    <meta:editing-duration>PT5H7M32S</meta:editing-duration>
    <meta:editing-cycles>5</meta:editing-cycles>
    <meta:document-statistic meta:table-count="2" meta:cell-count="299" meta:object-count="0"/>
  </office:meta>
</office:document-meta>
</file>